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7000008D74BBFAB09767ED4D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4.589cm" svg:height="27.699cm" svg:x="8.205cm" svg:y="1cm">
          <draw:image xlink:href="Pictures/1000000100000177000008D74BBFAB09767ED4D7.png" xlink:type="simple" xlink:show="embed" xlink:actuate="onLoad" draw:mime-type="image/png">
            <text:p text:style-name="P1"><text:s text:c="2"/></text:p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6-12T13:31:12.372000000</dc:date>
    <meta:editing-duration>P5DT3H18M36S</meta:editing-duration>
    <meta:editing-cycles>3</meta:editing-cycles>
    <meta:generator>LibreOffice/7.2.5.2$Windows_X86_64 LibreOffice_project/499f9727c189e6ef3471021d6132d4c694f357e5</meta:generator>
    <meta:document-statistic meta:object-count="1"/>
  </office:meta>
</office:document-meta>
</file>